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1.711in"/>
    </style:style>
    <style:style style:name="co6" style:family="table-column">
      <style:table-column-properties fo:break-before="auto" style:column-width="3.4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ferred Source</text:p>
          </table:table-cell>
          <table:table-cell table:style-name="ce1" office:value-type="string">
            <text:p>Preferred Manufacturer</text:p>
          </table:table-cell>
          <table:table-cell table:style-name="ce1" office:value-type="string">
            <text:p>Preferred Source PN</text:p>
          </table:table-cell>
          <table:table-cell table:style-name="ce1" office:value-type="string">
            <text:p>Preferred Manuf PN</text:p>
          </table:table-cell>
          <table:table-cell table:style-name="ce1" office:value-type="string">
            <text:p>Must use preferred?</text:p>
          </table:table-cell>
          <table:table-cell table:style-name="ce1" office:value-type="string">
            <text:p>Only for option</text:p>
          </table:table-cell>
          <table:table-cell table:style-name="ce2" office:value-type="string">
            <text:p>USD Cost ea.</text:p>
          </table:table-cell>
          <table:table-cell table:style-name="ce1" office:value-type="string">
            <text:p>Notes on sourcing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C(FP)</text:p>
          </table:table-cell>
          <table:table-cell office:value-type="string">
            <text:p>100nF 250V film cap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CQ-E2104KF</text:p>
          </table:table-cell>
          <table:table-cell office:value-type="string">
            <text:p>ECQ-E2104KF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34">
            <text:p>$0.34</text:p>
          </table:table-cell>
          <table:table-cell office:value-type="string">
            <text:p>Front panel output filter. Must be good quality and sturdy.</text:p>
          </table:table-cell>
          <table:table-cell table:number-columns-repeated="1014"/>
        </table:table-row>
        <table:table-row table:style-name="ro5">
          <table:table-cell office:value-type="string">
            <text:p>C2</text:p>
          </table:table-cell>
          <table:table-cell office:value-type="string">
            <text:p>47u 63V Al cap</text:p>
          </table:table-cell>
          <table:table-cell office:value-type="string">
            <text:p>Mouser</text:p>
          </table:table-cell>
          <table:table-cell office:value-type="string">
            <text:p>United Chemi-Con</text:p>
          </table:table-cell>
          <table:table-cell office:value-type="string">
            <text:p>661-EKMGG630ELL470MF</text:p>
          </table:table-cell>
          <table:table-cell office:value-type="string">
            <text:p>EKMG630ELL470MF11D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7">
            <text:p>$0.17</text:p>
          </table:table-cell>
          <table:table-cell office:value-type="string">
            <text:p>6.3mm or 8mm radial, prefer 105°C for longevity</text:p>
          </table:table-cell>
          <table:table-cell table:number-columns-repeated="1014"/>
        </table:table-row>
        <table:table-row table:style-name="ro5">
          <table:table-cell office:value-type="string">
            <text:p>C3</text:p>
          </table:table-cell>
          <table:table-cell office:value-type="string">
            <text:p>33u 50V Al cap</text:p>
          </table:table-cell>
          <table:table-cell office:value-type="string">
            <text:p>Mouser</text:p>
          </table:table-cell>
          <table:table-cell office:value-type="string">
            <text:p>Kemet</text:p>
          </table:table-cell>
          <table:table-cell office:value-type="string">
            <text:p>80-ESH336M050AC3AA</text:p>
          </table:table-cell>
          <table:table-cell office:value-type="string">
            <text:p>ESH336M050AC3AA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7">
            <text:p>$0.07</text:p>
          </table:table-cell>
          <table:table-cell office:value-type="string">
            <text:p>5mm or 6.3mm radial. Low stress - no need for high temperature</text:p>
          </table:table-cell>
          <table:table-cell table:number-columns-repeated="1014"/>
        </table:table-row>
        <table:table-row table:style-name="ro5">
          <table:table-cell office:value-type="string">
            <text:p>C1</text:p>
          </table:table-cell>
          <table:table-cell office:value-type="string">
            <text:p>1000u 63V Al cap</text:p>
          </table:table-cell>
          <table:table-cell office:value-type="string">
            <text:p>Mouser</text:p>
          </table:table-cell>
          <table:table-cell office:value-type="string">
            <text:p>Nichicon</text:p>
          </table:table-cell>
          <table:table-cell office:value-type="string">
            <text:p>647-UVZ1J102MHD</text:p>
          </table:table-cell>
          <table:table-cell office:value-type="string">
            <text:p>UVZ1J102MHD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1.13">
            <text:p>$1.13</text:p>
          </table:table-cell>
          <table:table-cell office:value-type="string">
            <text:p>16mm d, 7.5mm lead sp., prefer 105°C for longevity</text:p>
          </table:table-cell>
          <table:table-cell table:number-columns-repeated="1014"/>
        </table:table-row>
        <table:table-row table:style-name="ro5">
          <table:table-cell office:value-type="string">
            <text:p>C4</text:p>
          </table:table-cell>
          <table:table-cell office:value-type="string">
            <text:p>47u 10V Al cap</text:p>
          </table:table-cell>
          <table:table-cell office:value-type="string">
            <text:p>Mouser</text:p>
          </table:table-cell>
          <table:table-cell office:value-type="string">
            <text:p>Cornell Dubilier</text:p>
          </table:table-cell>
          <table:table-cell office:value-type="string">
            <text:p>598-AVE476M16D16T-F</text:p>
          </table:table-cell>
          <table:table-cell office:value-type="string">
            <text:p>AVE476M16D16T-F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SMD - Size: Panasonic D or Chemi-Con F. Low stress - no need for high temperature</text:p>
          </table:table-cell>
          <table:table-cell table:number-columns-repeated="1014"/>
        </table:table-row>
        <table:table-row table:style-name="ro5">
          <table:table-cell office:value-type="string">
            <text:p>C5</text:p>
          </table:table-cell>
          <table:table-cell office:value-type="string">
            <text:p>4u7 10V MLCC cap</text:p>
          </table:table-cell>
          <table:table-cell office:value-type="string">
            <text:p>Mouser</text:p>
          </table:table-cell>
          <table:table-cell office:value-type="string">
            <text:p>Kemet</text:p>
          </table:table-cell>
          <table:table-cell office:value-type="string">
            <text:p>80-C1206C475K4P7210</text:p>
          </table:table-cell>
          <table:table-cell office:value-type="string">
            <text:p>C1206C475K4PAC7210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4">
            <text:p>$0.14</text:p>
          </table:table-cell>
          <table:table-cell office:value-type="string">
            <text:p>Avoid Y5V types</text:p>
          </table:table-cell>
          <table:table-cell table:number-columns-repeated="1014"/>
        </table:table-row>
        <table:table-row table:style-name="ro5">
          <table:table-cell office:value-type="string">
            <text:p>C6</text:p>
          </table:table-cell>
          <table:table-cell office:value-type="string">
            <text:p>33p 50V MLCC cap</text:p>
          </table:table-cell>
          <table:table-cell office:value-type="string">
            <text:p>Mouser</text:p>
          </table:table-cell>
          <table:table-cell office:value-type="string">
            <text:p>Vishay/Vitramon</text:p>
          </table:table-cell>
          <table:table-cell office:value-type="string">
            <text:p>77-VJ0805A330GXACBC</text:p>
          </table:table-cell>
          <table:table-cell office:value-type="string">
            <text:p>VJ0805A330GXACW1BC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6">
            <text:p>$0.06</text:p>
          </table:table-cell>
          <table:table-cell office:value-type="string">
            <text:p>Must be NP0 or C0G type</text:p>
          </table:table-cell>
          <table:table-cell table:number-columns-repeated="1014"/>
        </table:table-row>
        <table:table-row table:style-name="ro5">
          <table:table-cell office:value-type="string">
            <text:p>C7</text:p>
          </table:table-cell>
          <table:table-cell office:value-type="string">
            <text:p>47u 10V Al cap</text:p>
          </table:table-cell>
          <table:table-cell office:value-type="string">
            <text:p>Mouser</text:p>
          </table:table-cell>
          <table:table-cell office:value-type="string">
            <text:p>Cornell Dubilier</text:p>
          </table:table-cell>
          <table:table-cell office:value-type="string">
            <text:p>598-AVE476M16D16T-F</text:p>
          </table:table-cell>
          <table:table-cell office:value-type="string">
            <text:p>AVE476M16D16T-F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SMD - Size: Panasonic D or Chemi-Con F. Low stress - no need for high temperature</text:p>
          </table:table-cell>
          <table:table-cell table:number-columns-repeated="1014"/>
        </table:table-row>
        <table:table-row table:style-name="ro5">
          <table:table-cell office:value-type="string">
            <text:p>C8</text:p>
          </table:table-cell>
          <table:table-cell office:value-type="string">
            <text:p>10n 10V MLCC cap</text:p>
          </table:table-cell>
          <table:table-cell office:value-type="string">
            <text:p>Mouser</text:p>
          </table:table-cell>
          <table:table-cell office:value-type="string">
            <text:p>Vishay/Vitramon</text:p>
          </table:table-cell>
          <table:table-cell office:value-type="string">
            <text:p>77-VJ0805Y103JXXPBC</text:p>
          </table:table-cell>
          <table:table-cell office:value-type="string">
            <text:p>VJ0805Y103JXXPW1BC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6">
            <text:p>$0.06</text:p>
          </table:table-cell>
          <table:table-cell office:value-type="string">
            <text:p>Any type</text:p>
          </table:table-cell>
          <table:table-cell table:number-columns-repeated="1014"/>
        </table:table-row>
        <table:table-row table:style-name="ro5">
          <table:table-cell office:value-type="string">
            <text:p>C10</text:p>
          </table:table-cell>
          <table:table-cell office:value-type="string">
            <text:p>47u 63V Al cap</text:p>
          </table:table-cell>
          <table:table-cell office:value-type="string">
            <text:p>Mouser</text:p>
          </table:table-cell>
          <table:table-cell office:value-type="string">
            <text:p>United Chemi-Con</text:p>
          </table:table-cell>
          <table:table-cell office:value-type="string">
            <text:p>661-EKMGG630ELL470MF</text:p>
          </table:table-cell>
          <table:table-cell office:value-type="string">
            <text:p>EKMG630ELL470MF11D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7">
            <text:p>$0.17</text:p>
          </table:table-cell>
          <table:table-cell office:value-type="string">
            <text:p>6.3mm or 8mm radial, prefer 105°C for longevity</text:p>
          </table:table-cell>
          <table:table-cell table:number-columns-repeated="1014"/>
        </table:table-row>
        <table:table-row table:style-name="ro5">
          <table:table-cell office:value-type="string">
            <text:p>C9</text:p>
          </table:table-cell>
          <table:table-cell office:value-type="string">
            <text:p>4u7 10V MLCC cap</text:p>
          </table:table-cell>
          <table:table-cell office:value-type="string">
            <text:p>Mouser</text:p>
          </table:table-cell>
          <table:table-cell office:value-type="string">
            <text:p>Kemet</text:p>
          </table:table-cell>
          <table:table-cell office:value-type="string">
            <text:p>80-C1206C475K4P7210</text:p>
          </table:table-cell>
          <table:table-cell office:value-type="string">
            <text:p>C1206C475K4PAC7210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4">
            <text:p>$0.14</text:p>
          </table:table-cell>
          <table:table-cell office:value-type="string">
            <text:p>Avoid Y5V types</text:p>
          </table:table-cell>
          <table:table-cell table:number-columns-repeated="1014"/>
        </table:table-row>
        <table:table-row table:style-name="ro5">
          <table:table-cell office:value-type="string">
            <text:p>D1</text:p>
          </table:table-cell>
          <table:table-cell office:value-type="string">
            <text:p>1A rectifier</text:p>
          </table:table-cell>
          <table:table-cell office:value-type="string">
            <text:p>Mouser</text:p>
          </table:table-cell>
          <table:table-cell office:value-type="string">
            <text:p>Rectron</text:p>
          </table:table-cell>
          <table:table-cell office:value-type="string">
            <text:p>583-1N4007-B</text:p>
          </table:table-cell>
          <table:table-cell office:value-type="string">
            <text:p>1N4007-B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3">
            <text:p>$0.03</text:p>
          </table:table-cell>
          <table:table-cell office:value-type="string">
            <text:p>Common DO-41 1A rectifier (1N400x, etc)</text:p>
          </table:table-cell>
          <table:table-cell table:number-columns-repeated="1014"/>
        </table:table-row>
        <table:table-row table:style-name="ro5">
          <table:table-cell office:value-type="string">
            <text:p>D10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11</text:p>
          </table:table-cell>
          <table:table-cell office:value-type="string">
            <text:p>1A rectifier</text:p>
          </table:table-cell>
          <table:table-cell office:value-type="string">
            <text:p>Mouser</text:p>
          </table:table-cell>
          <table:table-cell office:value-type="string">
            <text:p>Rectron</text:p>
          </table:table-cell>
          <table:table-cell office:value-type="string">
            <text:p>583-1N4007-B</text:p>
          </table:table-cell>
          <table:table-cell office:value-type="string">
            <text:p>1N4007-B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3">
            <text:p>$0.03</text:p>
          </table:table-cell>
          <table:table-cell office:value-type="string">
            <text:p>Common DO-41 1A rectifier (1N400x, etc)</text:p>
          </table:table-cell>
          <table:table-cell table:number-columns-repeated="1014"/>
        </table:table-row>
        <table:table-row table:style-name="ro5">
          <table:table-cell office:value-type="string">
            <text:p>D6</text:p>
          </table:table-cell>
          <table:table-cell office:value-type="string">
            <text:p>1A 100V bridge rectifier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625-G3SBA20L-E3/51</text:p>
          </table:table-cell>
          <table:table-cell office:value-type="string">
            <text:p>G3SBA20L-E3/51</text:p>
          </table:table-cell>
          <table:table-cell office:value-type="string">
            <text:p>N</text:p>
          </table:table-cell>
          <table:table-cell office:value-type="string">
            <text:p>T-SDRD</text:p>
          </table:table-cell>
          <table:table-cell office:value-type="currency" office:currency="USD" office:value="0.11">
            <text:p>$0.11</text:p>
          </table:table-cell>
          <table:table-cell office:value-type="string">
            <text:p>Common GBU-style ≥1A ≥100V bridge rectifier</text:p>
          </table:table-cell>
          <table:table-cell table:number-columns-repeated="1014"/>
        </table:table-row>
        <table:table-row table:style-name="ro5">
          <table:table-cell office:value-type="string">
            <text:p>D8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9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4</text:p>
          </table:table-cell>
          <table:table-cell office:value-type="string">
            <text:p>1A rectifier</text:p>
          </table:table-cell>
          <table:table-cell office:value-type="string">
            <text:p>Mouser</text:p>
          </table:table-cell>
          <table:table-cell office:value-type="string">
            <text:p>Rectron</text:p>
          </table:table-cell>
          <table:table-cell office:value-type="string">
            <text:p>583-1N4007-B</text:p>
          </table:table-cell>
          <table:table-cell office:value-type="string">
            <text:p>1N4007-B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3">
            <text:p>$0.03</text:p>
          </table:table-cell>
          <table:table-cell office:value-type="string">
            <text:p>Common DO-41 1A rectifier (1N400x, etc)</text:p>
          </table:table-cell>
          <table:table-cell table:number-columns-repeated="1014"/>
        </table:table-row>
        <table:table-row table:style-name="ro5">
          <table:table-cell office:value-type="string">
            <text:p>D5</text:p>
          </table:table-cell>
          <table:table-cell office:value-type="string">
            <text:p>1A rectifier</text:p>
          </table:table-cell>
          <table:table-cell office:value-type="string">
            <text:p>Mouser</text:p>
          </table:table-cell>
          <table:table-cell office:value-type="string">
            <text:p>Rectron</text:p>
          </table:table-cell>
          <table:table-cell office:value-type="string">
            <text:p>583-1N4007-B</text:p>
          </table:table-cell>
          <table:table-cell office:value-type="string">
            <text:p>1N4007-B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3">
            <text:p>$0.03</text:p>
          </table:table-cell>
          <table:table-cell office:value-type="string">
            <text:p>Common DO-41 1A rectifier (1N400x, etc)</text:p>
          </table:table-cell>
          <table:table-cell table:number-columns-repeated="1014"/>
        </table:table-row>
        <table:table-row table:style-name="ro5">
          <table:table-cell office:value-type="string">
            <text:p>D11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12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13</text:p>
          </table:table-cell>
          <table:table-cell office:value-type="string">
            <text:p>Signal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AS16-E3-18</text:p>
          </table:table-cell>
          <table:table-cell office:value-type="string">
            <text:p>BAS16-E3-18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4">
            <text:p>$0.04</text:p>
          </table:table-cell>
          <table:table-cell office:value-type="string">
            <text:p>Any 4148-class signal diode (check pinout!!)</text:p>
          </table:table-cell>
          <table:table-cell table:number-columns-repeated="1014"/>
        </table:table-row>
        <table:table-row table:style-name="ro5">
          <table:table-cell office:value-type="string">
            <text:p>DZ1</text:p>
          </table:table-cell>
          <table:table-cell office:value-type="string">
            <text:p>33V 2% Zener diode</text:p>
          </table:table-cell>
          <table:table-cell office:value-type="string">
            <text:p>Mouser</text:p>
          </table:table-cell>
          <table:table-cell office:value-type="string">
            <text:p>Vishay</text:p>
          </table:table-cell>
          <table:table-cell office:value-type="string">
            <text:p>78-BZX84B33-E3-08</text:p>
          </table:table-cell>
          <table:table-cell office:value-type="string">
            <text:p>BZX84B33-E3-08</text:p>
          </table:table-cell>
          <table:table-cell office:value-type="string">
            <text:p>Y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May substitute manufacturer, but must be BZX84B33 (not BZX84C33!)</text:p>
          </table:table-cell>
          <table:table-cell table:number-columns-repeated="1014"/>
        </table:table-row>
        <table:table-row table:style-name="ro5">
          <table:table-cell office:value-type="string">
            <text:p>DZ2</text:p>
          </table:table-cell>
          <table:table-cell office:value-type="string">
            <text:p>6.2V 2% Zener diode</text:p>
          </table:table-cell>
          <table:table-cell office:value-type="string">
            <text:p>Mouser</text:p>
          </table:table-cell>
          <table:table-cell office:value-type="string">
            <text:p>NXP</text:p>
          </table:table-cell>
          <table:table-cell office:value-type="string">
            <text:p>771-BZX84-B6V2-T/R</text:p>
          </table:table-cell>
          <table:table-cell office:value-type="string">
            <text:p>BZX84-B6V2,215</text:p>
          </table:table-cell>
          <table:table-cell office:value-type="string">
            <text:p>Y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May substitute manufacturer, but must be BZX84B6V2 (not BZX84C6V2!)</text:p>
          </table:table-cell>
          <table:table-cell table:number-columns-repeated="1014"/>
        </table:table-row>
        <table:table-row table:style-name="ro5">
          <table:table-cell office:value-type="string">
            <text:p>R1</text:p>
          </table:table-cell>
          <table:table-cell office:value-type="string">
            <text:p>22k resistor</text:p>
          </table:table-cell>
          <table:table-cell office:value-type="string">
            <text:p>Mouser</text:p>
          </table:table-cell>
          <table:table-cell office:value-type="string">
            <text:p>Vishay/Dale</text:p>
          </table:table-cell>
          <table:table-cell office:value-type="string">
            <text:p>71-CRCW0805J-22K-E3</text:p>
          </table:table-cell>
          <table:table-cell office:value-type="string">
            <text:p>CRCW080522K0JNEA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Unimportant - any 22k 0805 resistor</text:p>
          </table:table-cell>
          <table:table-cell table:number-columns-repeated="1014"/>
        </table:table-row>
        <table:table-row table:style-name="ro3">
          <table:table-cell office:value-type="string">
            <text:p>R2</text:p>
          </table:table-cell>
          <table:table-cell office:value-type="string">
            <text:p>330r resistor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RJ-6GEYJ331V</text:p>
          </table:table-cell>
          <table:table-cell office:value-type="string">
            <text:p>ERJ-6GEYJ331V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Unimportant - any 330r 0805 resistor</text:p>
          </table:table-cell>
          <table:table-cell table:number-columns-repeated="1014"/>
        </table:table-row>
        <table:table-row table:style-name="ro3">
          <table:table-cell office:value-type="string">
            <text:p>R3</text:p>
          </table:table-cell>
          <table:table-cell office:value-type="string">
            <text:p>2k2 resistor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RJ-6ENF2201V</text:p>
          </table:table-cell>
          <table:table-cell office:value-type="string">
            <text:p>ERJ-6ENF2201V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Unimportant - any 2k2 0805 resistor</text:p>
          </table:table-cell>
          <table:table-cell table:number-columns-repeated="1014"/>
        </table:table-row>
        <table:table-row table:style-name="ro3">
          <table:table-cell office:value-type="string">
            <text:p>R4</text:p>
          </table:table-cell>
          <table:table-cell office:value-type="string">
            <text:p>2k2 resistor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RJ-6ENF2201V</text:p>
          </table:table-cell>
          <table:table-cell office:value-type="string">
            <text:p>ERJ-6ENF2201V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Unimportant - any 2k2 0805 resistor</text:p>
          </table:table-cell>
          <table:table-cell table:number-columns-repeated="1014"/>
        </table:table-row>
        <table:table-row table:style-name="ro3">
          <table:table-cell office:value-type="string">
            <text:p>R5</text:p>
          </table:table-cell>
          <table:table-cell office:value-type="string">
            <text:p>62k 1% resistor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RJ-6ENF6202V</text:p>
          </table:table-cell>
          <table:table-cell office:value-type="string">
            <text:p>ERJ-6ENF6202V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Must be 1%</text:p>
          </table:table-cell>
          <table:table-cell table:number-columns-repeated="1014"/>
        </table:table-row>
        <table:table-row table:style-name="ro3">
          <table:table-cell office:value-type="string">
            <text:p>R6</text:p>
          </table:table-cell>
          <table:table-cell office:value-type="string">
            <text:p>56k 1% resistor</text:p>
          </table:table-cell>
          <table:table-cell office:value-type="string">
            <text:p>Mouser</text:p>
          </table:table-cell>
          <table:table-cell office:value-type="string">
            <text:p>Panasonic</text:p>
          </table:table-cell>
          <table:table-cell office:value-type="string">
            <text:p>667-ERJ-6ENF5602V</text:p>
          </table:table-cell>
          <table:table-cell office:value-type="string">
            <text:p>ERJ-6ENF5602V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Must be 1%</text:p>
          </table:table-cell>
          <table:table-cell table:number-columns-repeated="1014"/>
        </table:table-row>
        <table:table-row table:style-name="ro5">
          <table:table-cell office:value-type="string">
            <text:p>R7</text:p>
          </table:table-cell>
          <table:table-cell office:value-type="string">
            <text:p>22k 0.5% resistor</text:p>
          </table:table-cell>
          <table:table-cell office:value-type="string">
            <text:p>Mouser</text:p>
          </table:table-cell>
          <table:table-cell office:value-type="string">
            <text:p>Susumu</text:p>
          </table:table-cell>
          <table:table-cell office:value-type="string">
            <text:p>754-RR1220P-223D</text:p>
          </table:table-cell>
          <table:table-cell office:value-type="string">
            <text:p>RR1220P-223-D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Absolute tolerance doesn't matter, but R7/R23 ratio must match R8/R22 ratio by 2%</text:p>
          </table:table-cell>
          <table:table-cell table:number-columns-repeated="1014"/>
        </table:table-row>
        <table:table-row table:style-name="ro5">
          <table:table-cell office:value-type="string">
            <text:p>R8</text:p>
          </table:table-cell>
          <table:table-cell office:value-type="string">
            <text:p>22k 0.5% resistor</text:p>
          </table:table-cell>
          <table:table-cell office:value-type="string">
            <text:p>Mouser</text:p>
          </table:table-cell>
          <table:table-cell office:value-type="string">
            <text:p>Susumu</text:p>
          </table:table-cell>
          <table:table-cell office:value-type="string">
            <text:p>754-RR1220P-223D</text:p>
          </table:table-cell>
          <table:table-cell office:value-type="string">
            <text:p>RR1220P-223-D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1">
            <text:p>$0.10</text:p>
          </table:table-cell>
          <table:table-cell office:value-type="string">
            <text:p>Absolute tolerance doesn't matter, but R8/R22 ratio must match R7/R23 ratio by 2%</text:p>
          </table:table-cell>
          <table:table-cell table:number-columns-repeated="1014"/>
        </table:table-row>
        <table:table-row table:style-name="ro3">
          <table:table-cell office:value-type="string">
            <text:p>R9</text:p>
          </table:table-cell>
          <table:table-cell office:value-type="string">
            <text:p>1k resistor</text:p>
          </table:table-cell>
          <table:table-cell office:value-type="string">
            <text:p>Mouser</text:p>
          </table:table-cell>
          <table:table-cell office:value-type="string">
            <text:p>KOA Speer</text:p>
          </table:table-cell>
          <table:table-cell office:value-type="string">
            <text:p>660-RK73H2ATTD1001F</text:p>
          </table:table-cell>
          <table:table-cell office:value-type="string">
            <text:p>RK73H2ATTD1001F</text:p>
          </table:table-cell>
          <table:table-cell office:value-type="string">
            <text:p>N</text:p>
          </table:table-cell>
          <table:table-cell/>
          <table:table-cell office:value-type="currency" office:currency="USD" office:value="0.08">
            <text:p>$0.08</text:p>
          </table:table-cell>
          <table:table-cell office:value-type="string">
            <text:p>Unimportant - any 1k 0805 resistor</text:p>
          </table:table-cell>
          <table:table-cell table:number-columns-repeated="101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21:48:12</meta:creation-date>
    <dc:date>2014-01-17T07:46:44</dc:date>
    <meta:editing-duration>PT54M6S</meta:editing-duration>
    <meta:editing-cycles>31</meta:editing-cycles>
    <meta:generator>LibreOffice/3.5$Linux_X86_64 LibreOffice_project/350m1$Build-2</meta:generator>
    <meta:document-statistic meta:table-count="3" meta:cell-count="308" meta:object-count="0"/>
  </office:meta>
</office:document-meta>
</file>